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font-size="32pt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Nailing your Thesis - https://nythesis.com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Homework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at <text:a xlink:href="https://oss.cs.fau.de/oss-coss-course" xlink:type="simple">https://oss.cs.fau.de/oss-coss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ly Homework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t homework as PDF to course management system</text:p>
                <text:list>
                  <text:list-item>
                    <text:p>Name files team-x-cw-y.pdf</text:p>
                    <text:list>
                      <text:list-item>
                        <text:p>Where x is your team number</text:p>
                      </text:list-item>
                      <text:list-item>
                        <text:p>And y is the course week numb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Pitch (Type of Homework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very team can submit exactly one pitch</text:p>
                <text:list>
                  <text:list-item>
                    <text:p>The pitch must fit into one of three categories</text:p>
                    <text:list>
                      <text:list-item>
                        <text:p>New (to be created) open source project</text:p>
                      </text:list-item>
                      <text:list-item>
                        <text:p>Existing successful community open source project</text:p>
                      </text:list-item>
                      <text:list-item>
                        <text:p>Software of existing commercial vend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pitch must explain why</text:p>
                    <text:list>
                      <text:list-item>
                        <text:p>This project / software is a good fit for the course</text:p>
                        <text:list>
                          <text:list-item>
                            <text:p>Is it fun?</text:p>
                          </text:list-item>
                          <text:list-item>
                            <text:p>Does it make sense? </text:p>
                          </text:list-item>
                          <text:list-item>
                            <text:p>Will everyone find enough material?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In three slides or less; be prepared to present it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Bundle (Type of Homework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 text:style-name="P6">Present your business model so far</text:p>
                <text:list>
                  <text:list-item>
                    <text:p>Answer questions according to homework bundle # slides</text:p>
                    <text:list>
                      <text:list-item>
                        <text:p>Do not add slides; stick to three slides per student per session</text:p>
                      </text:list-item>
                      <text:list-item>
                        <text:p>More slides are acceptable in (ungraded) backup se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nal Report (Type of Homework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vide business plan based on business model canvas</text:p>
                <text:list>
                  <text:list-item>
                    <text:p>Use final report template; don’t go beyond ten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7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><text:span text:style-name="T8"><text:a xlink:href="mailto:dirk.riehle@fau.de" xlink:type="simple">dirk.riehle@fau.de</text:a></text:span><text:span text:style-name="T8"><text:s/>– </text:span><text:span text:style-name="T8"><text:a xlink:href="http://osr.cs.fau.de/" xlink:type="simple">http://osr.cs.fau.de</text:a></text:span></text:p>
            <text:p><text:span text:style-name="T9"><text:a xlink:href="mailto:dirk@riehle.org" xlink:type="simple">dirk@riehle.org</text:a></text:span><text:span text:style-name="T9"><text:s/>– </text:span><text:span text:style-name="T9"><text:a xlink:href="http://dirkriehle.com/" xlink:type="simple">http://dirkriehle.com</text:a></text:span><text:span text:style-name="T9"><text:s/>– </text:span><text:span text:style-name="T9"><text:a xlink:href="http://twitter.com/dirkriehle" xlink:type="simple">@dirkriehle</text:a></text:span></text:p>
            <text:p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0"><text:s/></text:span>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15.731666850</meta:creation-date>
    <meta:editing-duration>PT15H42M42S</meta:editing-duration>
    <meta:editing-cycles>10</meta:editing-cycles>
    <meta:generator>LibreOffice/6.0.7.3$Linux_X86_64 LibreOffice_project/00m0$Build-3</meta:generator>
    <dc:date>2020-10-23T14:04:27.754384435</dc:date>
    <meta:document-statistic meta:object-count="98"/>
  </office:meta>
</office:document-meta>
</file>